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4000002F0FF15E3C02594D56D.png" manifest:media-type="image/png"/>
  <manifest:file-entry manifest:full-path="Pictures/10000201000002FC0000010B033DE0B9435935A0.png" manifest:media-type="image/png"/>
  <manifest:file-entry manifest:full-path="Pictures/10000201000002F2000002D2956497E5B5892F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f4" officeooo:paragraph-rsid="000089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P #25. Davis’ Staircase</text:p>
      <text:p text:style-name="P1"><draw:frame draw:style-name="fr1" draw:name="Image1" text:anchor-type="char" svg:width="19.001cm" svg:height="18.9cm" draw:z-index="0"><draw:image xlink:href="Pictures/10000201000002F4000002F0FF15E3C02594D56D.png" xlink:type="simple" xlink:show="embed" xlink:actuate="onLoad" draw:mime-type="image/png"/></draw:frame><text:s/></text:p>
      <text:p text:style-name="P1"><draw:frame draw:style-name="fr1" draw:name="Image2" text:anchor-type="char" svg:width="19.001cm" svg:height="6.639cm" draw:z-index="1"><draw:image xlink:href="Pictures/10000201000002FC0000010B033DE0B9435935A0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9.001cm" svg:height="18.193cm" draw:z-index="2"><draw:image xlink:href="Pictures/10000201000002F2000002D2956497E5B5892FB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23:16:03.633000000</meta:creation-date>
    <dc:date>2022-02-03T01:05:58.966000000</dc:date>
    <meta:editing-duration>PT1H49M55S</meta:editing-duration>
    <meta:editing-cycles>1</meta:editing-cycles>
    <meta:document-statistic meta:table-count="0" meta:image-count="3" meta:object-count="0" meta:page-count="2" meta:paragraph-count="3" meta:word-count="4" meta:character-count="26" meta:non-whitespace-character-count="21"/>
    <meta:generator>LibreOffice/7.1.8.1$Windows_X86_64 LibreOffice_project/e1f30c802c3269a1d052614453f260e49458c82c</meta:generator>
  </office:meta>
</office:document-meta>
</file>